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gulfnews.com/business/technology/region-to-spend-1b-on-information-security-this-year-1.1385485" text:style-name="Internet_20_link" text:visited-style-name="Visited_20_Internet_20_Link">http://gulfnews.com/business/technology/region-to-spend-1b-on-information-security-this-year-1.1385485</text:a></text:p>
      <text:p text:style-name="Standard"><text:a xlink:type="simple" xlink:href="http://www.sfgate.com/news/article/JPMorgan-Chase-computer-security-spending-to-rise-5815253.php" text:style-name="Internet_20_link" text:visited-style-name="Visited_20_Internet_20_Link"/></text:p>
      <text:p text:style-name="Standard"><text:a xlink:type="simple" xlink:href="http://www.sfgate.com/news/article/JPMorgan-Chase-computer-security-spending-to-rise-5815253.php" text:style-name="Internet_20_link" text:visited-style-name="Visited_20_Internet_20_Link">http://www.sfgate.com/news/article/JPMorgan-Chase-computer-security-spending-to-rise-5815253.php</text:a></text:p>
      <text:p text:style-name="Standard"><text:a xlink:type="simple" xlink:href="http://www.bloomberg.com/news/2014-10-10/dimon-sees-jpmorgan-doubling-250-million-cyber-security-budget.html" text:style-name="Internet_20_link" text:visited-style-name="Visited_20_Internet_20_Link"/></text:p>
      <text:p text:style-name="Standard"><text:a xlink:type="simple" xlink:href="http://www.bloomberg.com/news/2014-10-10/dimon-sees-jpmorgan-doubling-250-million-cyber-security-budget.html" text:style-name="Internet_20_link" text:visited-style-name="Visited_20_Internet_20_Link">http://www.bloomberg.com/news/2014-10-10/dimon-sees-jpmorgan-doubling-250-million-cyber-security-budget.html</text:a></text:p>
      <text:p text:style-name="Standard"/>
      <text:list xml:id="list8934729732459739617" text:style-name="L1">
        <text:list-header>
          <text:p text:style-name="P1">Read the articles listed above, answer the questions below and email them to me at: <text:a xlink:type="simple" xlink:href="mailto:Amartinez@coleman.edu" text:style-name="Internet_20_link" text:visited-style-name="Visited_20_Internet_20_Link">Amartinez@coleman.edu</text:a></text:p>
          <text:p text:style-name="P1"/>
        </text:list-header>
        <text:list-item>
          <text:p text:style-name="P1">Does more spending directly equate to a more competent security program? </text:p>
          <text:p text:style-name="P1"/>
          <text:p text:style-name="P1">My answer: No. But everyone understands that spending is needed, my answer is Yes. </text:p>
          <text:p text:style-name="P1">Spending on new nework security appliances will enhance the software that mitigates network secuurity. And spending includes incorporating cardkey systems and biometrics. But this is also a complicated question because of the word 'directly.' The most direct way to develop a competent security program is to increase user training on the security policy of passwords. </text:p>
          <text:p text:style-name="P1"/>
        </text:list-item>
        <text:list-item>
          <text:p text:style-name="P1">Do you think the rise in spending has to do with the understanding of security implications at a high level of management? </text:p>
          <text:p text:style-name="P1"/>
          <text:p text:style-name="P1">My answer: I believe stakeholders are spending more because the stakes are high. The are understanding the security implications and they have to be cautious of who they pay and what they get for thier money. There are a lot of companies that provide security and the competition can contribute to the importance of choosing a good company.</text:p>
          <text:p text:style-name="P1"/>
        </text:list-item>
        <text:list-item>
          <text:p text:style-name="P1">Should we be spending more or less on information security? </text:p>
          <text:p text:style-name="P1"/>
          <text:p text:style-name="P1">My answer: We should be spending more on information security because of the severity of the consequences otherwise. <text:s/>But I wonder if in the future, if law would be changed to reduce/eliminate the responsibility of a breach becaue high spending would justify it. Like in the second link, the CEO of JPMorgan says, "though there’s no evidence that customer account numbers or passwords were compromised." goes to show how the responsibility.</text:p>
          <text:p text:style-name="P1"/>
        </text:list-item>
        <text:list-item>
          <text:p text:style-name="P1">If less then do you think that we could develop more efficient ways of securing information?</text:p>
          <text:p text:style-name="P1"/>
          <text:p text:style-name="P1">My answer: I say more but we could always <text:s/>develop more efficient ways of securing information. </text:p>
          <text:p text:style-name="P1"/>
        </text:list-item>
        <text:list-item>
          <text:p text:style-name="P1">If more then what areas do you think we should focus on? Regulation enforcement, technological advances, training or what?</text:p>
          <text:p text:style-name="P1"/>
          <text:p text:style-name="P1">My answer: I say more and we should focus on:</text:p>
          <text:list>
            <text:list-header>
              <text:p text:style-name="P1">Regulation enforcement - </text:p>
              <text:p text:style-name="P1">Technological advances - </text:p>
              <text:p text:style-name="P1">Training - </text:p>
              <text:p text:style-name="P1">Other -</text:p>
            </text:list-header>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41M10S</meta:editing-duration>
    <meta:editing-cycles>15</meta:editing-cycles>
    <meta:generator>OpenOffice/4.1.1$Win32 OpenOffice.org_project/411m6$Build-9775</meta:generator>
    <dc:date>2015-02-17T11:04:48.33</dc:date>
    <meta:document-statistic meta:table-count="0" meta:image-count="0" meta:object-count="0" meta:page-count="1" meta:paragraph-count="19" meta:word-count="336" meta:character-count="2332"/>
    <meta:user-defined meta:name="Info 1"/>
    <meta:user-defined meta:name="Info 2"/>
    <meta:user-defined meta:name="Info 3"/>
    <meta:user-defined meta:name="Info 4"/>
  </office:meta>
</office:document-meta>
</file>